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À CORRIGER</text:p>
      <text:p text:style-name="P2"/>
      <text:p text:style-name="P2">– Problème de temps dans le départ du roman (je ne vois pas où, problème relevé par Nathalie)</text:p>
      <text:p text:style-name="P2">– Nathalie Ranc pense que la lettre ne fait pas très crédible aujourd'hui (j'aurais envie de lui dire : mais où vit-elle, pour une lettre de démission, on peut faire une lettre — mais quand même, voir s'il ne faut pas dire que Nathalie est très attachée aux vieilles traditions, contrairement à son père qui est high-tech)</text:p>
      <text:p text:style-name="P2">– Revirement de Nathalie quand elle vient déposer sa lettre de démission : trop brutal (dire en fait que ça n'est que le flic qui remarque ça, que ce changement aurait été invisible pour un œil non averti.</text:p>
      <text:p text:style-name="P2">– Interrogatoire Nathalie par Bruno : moins hystérique</text:p>
      <text:p text:style-name="P2"/>
      <text:p text:style-name="P2">Un texte en plus pour que le document présentation soit plus lo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ippe Perret</meta:initial-creator>
    <meta:creation-date>2009-05-12T10:49:35</meta:creation-date>
    <dc:date>2016-09-04T12:49:03</dc:date>
    <dc:creator>Philippe Perret</dc:creator>
    <meta:editing-duration>PT3M38S</meta:editing-duration>
    <meta:editing-cycles>3</meta:editing-cycles>
    <meta:generator>OpenOffice/4.1.2$Unix OpenOffice.org_project/412m3$Build-9782</meta:generator>
    <meta:document-statistic meta:table-count="0" meta:image-count="0" meta:object-count="0" meta:page-count="1" meta:paragraph-count="6" meta:word-count="135" meta:character-count="750"/>
  </office:meta>
</office:document-meta>
</file>